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B0F0"/>
    </style:style>
    <style:style style:name="ce6" style:family="table-cell" style:parent-style-name="Default" style:data-style-name="N0">
      <style:table-cell-properties fo:background-color="#9BC2E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035416666667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6.69395833333333cm" style:use-optimal-column-width="true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12.0120833333333cm" style:use-optimal-column-width="true"/>
    </style:style>
    <style:style style:name="co8" style:family="table-column">
      <style:table-column-properties fo:break-before="auto" style:column-width="8.387291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s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ce3"/>
        <table:table-row table:style-name="ro1">
          <table:table-cell office:value-type="string" table:style-name="ce2">
            <text:p>Electronic Arts Music Files</text:p>
          </table:table-cell>
          <table:table-cell table:number-columns-repeated="3" table:style-name="ce2"/>
          <table:table-cell table:number-columns-repeated="16380" table:style-name="ce3"/>
        </table:table-row>
        <table:table-row table:style-name="ro2">
          <table:table-cell office:value-type="string" table:style-name="ce4">
            <text:p>Title:</text:p>
          </table:table-cell>
          <table:table-cell office:value-type="string" table:style-name="ce4">
            <text:p>Year:</text:p>
          </table:table-cell>
          <table:table-cell office:value-type="string" table:style-name="ce4">
            <text:p>Publisher:</text:p>
          </table:table-cell>
          <table:table-cell office:value-type="string" table:style-name="ce4">
            <text:p>Developer:</text:p>
          </table:table-cell>
          <table:table-cell office:value-type="string" table:style-name="ce4">
            <text:p>Files:</text:p>
          </table:table-cell>
          <table:table-cell office:value-type="string" table:style-name="ce4">
            <text:p>Library:</text:p>
          </table:table-cell>
          <table:table-cell office:value-type="string" table:style-name="ce4">
            <office:annotation draw:style-name="a0" svg:x="9.72916666666667in" svg:y="0.197916666666667in" svg:width="1.75in" svg:height="1.10416666666667in">
              <dc:creator>Peter Swinkels</dc:creator>
              <text:p><text:span text:style-name="T1">The adjustsments required before the file can be played by Cartooners.</text:span></text:p>
            </office:annotation>
            <text:p>Required modifications:</text:p>
          </table:table-cell>
          <table:table-cell office:value-type="string" table:style-name="ce4">
            <text:p>Compatible drivers: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">
            <text:p>(The following games contain music files supported by Cartooners)</text:p>
          </table:table-cell>
          <table:table-cell table:number-columns-repeated="7" table:style-name="ce5"/>
          <table:table-cell table:number-columns-repeated="16376"/>
        </table:table-row>
        <table:table-row table:style-name="ro2">
          <table:table-cell office:value-type="string" table:style-name="ce6">
            <text:p>Car and Driver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Lerner Research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c&amp;d.lib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enturion: Defender of Rom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its of Magic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Extract from data file, decompress and change the extension to "mus".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ard Nova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paceport Malibu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<text:a xlink:href="http://www.myabandonware.com/game/keef-the-thief-a-boy-and-his-lockpick-om">Keef the Thief: A Boy and His Lockpick</text:a>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Naughty Dog, Inc.</text:p>
          </table:table-cell>
          <table:table-cell office:value-type="string" table:style-name="ce6">
            <text:p>song*.bcc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*.bcc files and change the extension to "mus".</text:p>
          </table:table-cell>
          <table:table-cell office:value-type="string" table:style-name="ce6">
            <text:p>All *.smb files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Lakers versus Celtics and the NBA Playoff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o; r; s; v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Low Blow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ynergistic Software, Inc.</text:p>
          </table:table-cell>
          <table:table-cell office:value-type="string" table:style-name="ce6">
            <text:p>boxend2.lzm;boxtitle.lzm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*.lzm files and change the extension to "mus".</text:p>
          </table:table-cell>
          <table:table-cell office:value-type="string" table:style-name="ce6">
            <office:annotation draw:style-name="a1" svg:x="21.0416666666667in" svg:y="1.59375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The extension must be changed to "smb".</text:span><text:span text:style-name="T2"/></text:p>
              <text:p/>
            </office:annotation>
            <text:p>All *.drv files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Populous - The Promised Land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ullfrog Productions, Ltd.</text:p>
          </table:table-cell>
          <table:table-cell office:value-type="string" table:style-name="ce6">
            <text:p>pop_tune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office:annotation draw:style-name="a2" svg:x="21.9375in" svg:y="1.79166666666667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Music appears to be distorted when the Adlib driver is used by<text:s/></text:span><text:span text:style-name="T2"/></text:p>
              <text:p><text:span text:style-name="T2">Cartooners. The extension must always be changed to "smb".</text:span></text:p>
            </office:annotation>
            <text:p>pop_adl.dat;pop_pc.dat;pop_rol.dat;pop_tdy.da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Ski or Di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office:annotation draw:style-name="a3" svg:x="18.59375in" svg:y="2in" svg:width="1.5in" svg:height="0.822916666666667in">
              <dc:creator>Peter Swinkels</dc:creator>
              <text:p><text:span text:style-name="T1">Peter Swinkels:</text:span><text:span text:style-name="T2"/></text:p>
              <text:p><text:span text:style-name="T2">Ski or Die plays any music file provied at twice the speed Cartooners does.</text:span></text:p>
            </office:annotation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hange extensions to "mus".</text:p>
          </table:table-cell>
          <table:table-cell office:value-type="string" table:style-name="ce6">
            <text:p>All *.smb files.</text:p>
          </table:table-cell>
          <table:table-cell table:number-columns-repeated="16376" table:style-name="ce1"/>
        </table:table-row>
        <table:table-row table:style-name="ro2">
          <table:table-cell table:number-columns-repeated="4" table:style-name="ce6"/>
          <table:table-cell office:value-type="string" table:style-name="ce6">
            <text:p>*tune.lzw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Decompress the LZSS data and change the extension to "mus".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office:value-type="string" table:style-name="ce6">
            <text:p>The Immortal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andcastle</text:p>
          </table:table-cell>
          <table:table-cell office:value-type="string" table:style-name="ce6">
            <text:p>ttt*.bin</text:p>
          </table:table-cell>
          <table:table-cell office:value-type="string" table:style-name="ce6">
            <text:p>imm1.lib; imm2.lib</text:p>
          </table:table-cell>
          <table:table-cell office:value-type="string" table:style-name="ce6">
            <text:p>Extract from library file, decompress and change the extension to "mus".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The Lost Files of Sherlock Holmes - The Case of Serrated Scalpel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Mythos Software, Inc.</text:p>
          </table:table-cell>
          <table:table-cell office:value-type="string" table:style-name="ce6">
            <text:p>*.mus</text:p>
          </table:table-cell>
          <table:table-cell office:value-type="string" table:style-name="ce6">
            <text:p>music.lib</text:p>
          </table:table-cell>
          <table:table-cell office:value-type="string" table:style-name="ce6">
            <text:p>Removal of the first 0x0A bytes. (0x20 (space) characters)</text:p>
          </table:table-cell>
          <table:table-cell office:value-type="string" table:style-name="ce6">
            <text:p>n/a</text:p>
          </table:table-cell>
          <table:table-cell table:number-columns-repeated="16376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Swinkels</meta:initial-creator>
    <dc:creator>Peter Swinkels</dc:creator>
    <meta:creation-date>2015-10-07T12:17:23Z</meta:creation-date>
    <dc:date>2023-01-08T16:20:35Z</dc:date>
  </office:meta>
</office:document-meta>
</file>